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1”</text:p>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Mit dieser Handreichung werden Handlungsempfehlungen zur Verankerung von OER an Brandenburger Hochschulen gegeben.</dc:description>
    <dc:subject/>
    <meta:keyword/>
    <meta:initial-creator/>
    <dc:creator/>
    <meta:creation-date>2020-10-21T09:17:11Z</meta:creation-date>
    <dc:date>2020-10-21T09:17:11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21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